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aec3" officeooo:paragraph-rsid="001caec3"/>
    </style:style>
    <style:style style:name="P2" style:family="paragraph" style:parent-style-name="Text_20_body" style:list-style-name="L1">
      <style:text-properties officeooo:rsid="001caec3" officeooo:paragraph-rsid="001caec3"/>
    </style:style>
    <style:style style:name="P3" style:family="paragraph" style:parent-style-name="Text_20_body">
      <style:text-properties officeooo:rsid="001d4825" officeooo:paragraph-rsid="001d4825"/>
    </style:style>
    <style:style style:name="P4" style:family="paragraph" style:parent-style-name="Heading_20_1">
      <style:text-properties officeooo:rsid="001caec3" officeooo:paragraph-rsid="001caec3"/>
    </style:style>
    <style:style style:name="T1" style:family="text">
      <style:text-properties officeooo:rsid="001d4825"/>
    </style:style>
    <style:style style:name="T2" style:family="text">
      <style:text-properties officeooo:rsid="001eb6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lockchain: features and scalability</text:h>
      <text:h text:style-name="Heading_20_3" text:outline-level="3">Caratteristiche</text:h>
      <text:p text:style-name="P1">Bitcoin è una cripto moneta → il controllo è fatto dalla crittografia, <text:s/>decentralizzata → rete peer to peer, senza entità centralizzate</text:p>
      <text:p text:style-name="P1">blockchain: memorizza tutte le transazioni di bitcoin.</text:p>
      <text:list xml:id="list5452134694039821525" text:style-name="L1">
        <text:list-item>
          <text:p text:style-name="P2">Entità centrale che funge da trusty → ma ha problemi di censura, reliability.</text:p>
        </text:list-item>
      </text:list>
      <text:p text:style-name="P1">Bitcoin: ogni peer ha una copia di tute le transazioni che sono state fatte, ogni peer può validare nuove transazioni. Esso inserisce anche nuove tansazioni</text:p>
      <text:p text:style-name="P1">si basa su </text:p>
      <text:p text:style-name="P1">protocollo di consenso distribuito, che assicura che il ledger memorizzi solo transazioni valide, che i peer siano d’accordo a inserire <text:span text:style-name="T1">nel ledger quella transazione.</text:span></text:p>
      <text:p text:style-name="P3">Prima di bitcoin tutti i protocolli di consenso distribuito si basavano sul principio per cui al più N nodi devono essere d’accordo. Ma c’è il problema di sybil attack.</text:p>
      <text:p text:style-name="P3">Con bitcoin : transazioni sono mandate in broadcast a tutte le reti di bitcoin. Ogni peer accetta più transazioni, le quali sono organizzati in blocchi. </text:p>
      <text:p text:style-name="P3">Consensus blockchain, è la versione di ledger su cui tutti i peer sono d’accordo.</text:p>
      <text:p text:style-name="P3">Il blocco da inserire nella blockchain è il blocco del primo che ha risolto un puzzle crittografico, il primo che lo risolve lo inserisce e lo manda a tutti gli altri peer. </text:p>
      <text:p text:style-name="P3">Proof of Work: difficile da calcolare, probabilità che inserisca un nodo è direttamente prop alla sua capacità computazionale (non può essere monopolizzabile, per motivi di hardware), incentivi economici (il peer che riesce ad inserire i puzzle ottengono soldi, <text:span text:style-name="T2">questo per essere incentivati a effettuare il proof of work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Mottola</meta:initial-creator>
    <meta:creation-date>2018-03-21T12:31:03.723016077</meta:creation-date>
    <dc:date>2018-03-21T12:55:54.084300159</dc:date>
    <dc:creator>Emanuele Mottola</dc:creator>
    <meta:editing-duration>PT12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47" meta:character-count="1549" meta:non-whitespace-character-count="1312"/>
  </office:meta>
</office:document-meta>
</file>